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color="#00ffff" draw:fill="none" draw:textarea-horizontal-align="center" draw:textarea-vertical-align="middle" draw:ole-draw-aspect="1"/>
    </style:style>
    <style:style style:name="gr2" style:family="graphic">
      <style:graphic-properties draw:stroke="solid" svg:stroke-width="0.05cm" svg:stroke-color="#00ffff" draw:marker-start-width="0.275cm" draw:marker-end-width="0.275cm" draw:fill="none" draw:textarea-horizontal-align="center" draw:textarea-vertical-align="middle" fo:padding-top="0.025cm" fo:padding-bottom="0.025cm" fo:padding-left="0.025cm" fo:padding-right="0.025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694cm" svg:height="5.655cm" svg:x="4.622cm" svg:y="0.108cm">
            <draw:object draw:notify-on-update-of-ranges="Sheet1.A1:Sheet1.A1 Sheet1.A2:Sheet1.A8 Sheet1.B1:Sheet1.B1 Sheet1.B2:Sheet1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1.694cm" svg:height="5.655cm" svg:x="0.617cm" svg:y="6.323cm">
            <draw:object draw:notify-on-update-of-ranges="Sheet1.A2:Sheet1.A8 Sheet1.B1:Sheet1.B1 Sheet1.B2:Sheet1.B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11.694cm" svg:height="5.655cm" svg:x="13.76cm" svg:y="6.473cm">
            <draw:object draw:notify-on-update-of-ranges="Sheet1.A2:Sheet1.A8 Sheet1.B1:Sheet1.B1 Sheet1.B2:Sheet1.B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1.694cm" svg:height="5.655cm" svg:x="13.845cm" svg:y="12.409cm">
            <draw:object draw:notify-on-update-of-ranges="Sheet1.A2:Sheet1.A8 Sheet1.B1:Sheet1.B1 Sheet1.B2:Sheet1.B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11.694cm" svg:height="5.655cm" svg:x="0.598cm" svg:y="12.3cm">
            <draw:object draw:notify-on-update-of-ranges="Sheet1.A2:Sheet1.A8 Sheet1.B1:Sheet1.B1 Sheet1.B2:Sheet1.B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Heading" office:value-type="string">
            <text:p>x</text:p>
          </table:table-cell>
          <table:table-cell table:style-name="Heading" office:value-type="string">
            <text:p>y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/>
    </style:style>
    <style:style style:name="Heading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5-25T15:04:43.563000000</meta:creation-date>
    <dc:date>2020-05-25T15:16:47.330000000</dc:date>
    <dc:creator>Regina Henschel</dc:creator>
    <meta:editing-duration>PT1M53S</meta:editing-duration>
    <meta:editing-cycles>1</meta:editing-cycles>
    <meta:generator>LOdaily_24Mai/7.0.0.0.alpha1$Windows_X86_64 LibreOffice_project/0e5e935deb0527c64865cfcc53a0421e56b74b6f</meta:generator>
    <meta:document-statistic meta:table-count="1" meta:cell-count="16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cc0000" draw:fill="gradient" draw:fill-color="#e6e6e6" draw:fill-gradient-name="Pastel_20_Dream" draw:gradient-step-count="0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95cm" svg:height="5.656cm" xlink:href=".." xlink:type="simple" chart:class="chart:scatter" chart:style-name="ch1">
        <chart:legend chart:legend-position="bottom" svg:x="3.122cm" svg:y="4.858cm" style:legend-expansion="custom" svg:width="2.321cm" svg:height="0.604cm" style:legend-expansion-aspect-ratio="3.84271523178808" chart:style-name="ch2"/>
        <chart:plot-area chart:style-name="ch3" table:cell-range-address="Sheet1.A1:Sheet1.B8" chart:data-source-has-labels="row" svg:x="0.233cm" svg:y="0.113cm" svg:width="11.229cm" svg:height="4.641cm">
          <chart:coordinate-region svg:x="0.392cm" svg:y="0.315cm" svg:width="10.878cm" svg:height="4.2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Sheet1.A2:Sheet1.A8</svg:desc>
                </draw:g>
              </table:table-cell>
              <table:table-cell office:value-type="float" office:value="5">
                <text:p>5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 xmlns:chartooo="http://openoffice.org/2010/chart">
    <meta:generator>LOdaily_24Mai/7.0.0.0.alpha1$Windows_X86_64 LibreOffice_project/0e5e935deb0527c64865cfcc53a0421e56b74b6f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styles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cc0000" draw:fill="gradient" draw:fill-color="#e6e6e6" draw:fill-gradient-name="Pastel_20_Dream" draw:gradient-step-count="0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95cm" svg:height="5.656cm" xlink:href=".." xlink:type="simple" chart:class="chart:scatter" chart:style-name="ch1">
        <chart:legend chart:legend-position="bottom" svg:x="3.122cm" svg:y="4.858cm" style:legend-expansion="custom" svg:width="2.321cm" svg:height="0.604cm" style:legend-expansion-aspect-ratio="3.84271523178808" chart:style-name="ch2"/>
        <chart:plot-area chart:style-name="ch3" table:cell-range-address="Sheet1.A2:Sheet1.B8 Sheet1.B1:Sheet1.B1" chart:data-source-has-labels="row" svg:x="0.233cm" svg:y="0.113cm" svg:width="11.229cm" svg:height="4.641cm">
          <chart:coordinate-region svg:x="0.392cm" svg:y="0.315cm" svg:width="10.878cm" svg:height="4.2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Sheet1.A2:Sheet1.A8</svg:desc>
                </draw:g>
              </table:table-cell>
              <table:table-cell office:value-type="float" office:value="5">
                <text:p>5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 xmlns:chartooo="http://openoffice.org/2010/chart">
    <meta:generator>LOdaily_24Mai/7.0.0.0.alpha1$Windows_X86_64 LibreOffice_project/0e5e935deb0527c64865cfcc53a0421e56b74b6f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styles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cc0000" draw:fill="gradient" draw:fill-color="#e6e6e6" draw:fill-gradient-name="Pastel_20_Dream" draw:gradient-step-count="0"/>
      <style:text-properties fo:font-size="10pt" style:font-size-asian="10pt" style:font-size-complex="10pt"/>
    </style:style>
    <style:style style:name="ch3" style:family="chart">
      <style:chart-properties chart:interpolation="step-end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95cm" svg:height="5.656cm" xlink:href=".." xlink:type="simple" chart:class="chart:scatter" chart:style-name="ch1">
        <chart:legend chart:legend-position="bottom" svg:x="3.122cm" svg:y="4.858cm" style:legend-expansion="custom" svg:width="2.321cm" svg:height="0.604cm" style:legend-expansion-aspect-ratio="3.84271523178808" chart:style-name="ch2"/>
        <chart:plot-area chart:style-name="ch3" table:cell-range-address="Sheet1.A2:Sheet1.B8 Sheet1.B1:Sheet1.B1" chart:data-source-has-labels="row" svg:x="0.233cm" svg:y="0.113cm" svg:width="11.229cm" svg:height="4.641cm">
          <chart:coordinate-region svg:x="0.392cm" svg:y="0.315cm" svg:width="10.878cm" svg:height="4.2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Sheet1.A2:Sheet1.A8</svg:desc>
                </draw:g>
              </table:table-cell>
              <table:table-cell office:value-type="float" office:value="5">
                <text:p>5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 xmlns:chartooo="http://openoffice.org/2010/chart">
    <meta:generator>LOdaily_24Mai/7.0.0.0.alpha1$Windows_X86_64 LibreOffice_project/0e5e935deb0527c64865cfcc53a0421e56b74b6f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styles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cc0000" draw:fill="gradient" draw:fill-color="#e6e6e6" draw:fill-gradient-name="Pastel_20_Dream" draw:gradient-step-count="0"/>
      <style:text-properties fo:font-size="10pt" style:font-size-asian="10pt" style:font-size-complex="10pt"/>
    </style:style>
    <style:style style:name="ch3" style:family="chart">
      <style:chart-properties chart:interpolation="step-center-y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95cm" svg:height="5.656cm" xlink:href=".." xlink:type="simple" chart:class="chart:scatter" chart:style-name="ch1">
        <chart:legend chart:legend-position="bottom" svg:x="3.122cm" svg:y="4.858cm" style:legend-expansion="custom" svg:width="2.321cm" svg:height="0.604cm" style:legend-expansion-aspect-ratio="3.84271523178808" chart:style-name="ch2"/>
        <chart:plot-area chart:style-name="ch3" table:cell-range-address="Sheet1.A2:Sheet1.B8 Sheet1.B1:Sheet1.B1" chart:data-source-has-labels="row" svg:x="0.233cm" svg:y="0.113cm" svg:width="11.229cm" svg:height="4.641cm">
          <chart:coordinate-region svg:x="0.392cm" svg:y="0.315cm" svg:width="10.878cm" svg:height="4.2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Sheet1.A2:Sheet1.A8</svg:desc>
                </draw:g>
              </table:table-cell>
              <table:table-cell office:value-type="float" office:value="5">
                <text:p>5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 xmlns:chartooo="http://openoffice.org/2010/chart">
    <meta:generator>LOdaily_24Mai/7.0.0.0.alpha1$Windows_X86_64 LibreOffice_project/0e5e935deb0527c64865cfcc53a0421e56b74b6f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styles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cc0000" draw:fill="gradient" draw:fill-color="#e6e6e6" draw:fill-gradient-name="Pastel_20_Dream" draw:gradient-step-count="0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95cm" svg:height="5.656cm" xlink:href=".." xlink:type="simple" chart:class="chart:scatter" chart:style-name="ch1">
        <chart:legend chart:legend-position="bottom" svg:x="3.122cm" svg:y="4.858cm" style:legend-expansion="custom" svg:width="2.321cm" svg:height="0.604cm" style:legend-expansion-aspect-ratio="3.84271523178808" chart:style-name="ch2"/>
        <chart:plot-area chart:style-name="ch3" table:cell-range-address="Sheet1.A2:Sheet1.B8 Sheet1.B1:Sheet1.B1" chart:data-source-has-labels="row" svg:x="0.233cm" svg:y="0.113cm" svg:width="11.229cm" svg:height="4.641cm">
          <chart:coordinate-region svg:x="0.392cm" svg:y="0.315cm" svg:width="10.878cm" svg:height="4.2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Sheet1.A2:Sheet1.A8</svg:desc>
                </draw:g>
              </table:table-cell>
              <table:table-cell office:value-type="float" office:value="5">
                <text:p>5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 xmlns:chartooo="http://openoffice.org/2010/chart">
    <meta:generator>LOdaily_24Mai/7.0.0.0.alpha1$Windows_X86_64 LibreOffice_project/0e5e935deb0527c64865cfcc53a0421e56b74b6f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styles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</office:styles>
</office:document-styles>
</file>